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if else in executeOperations() with switch and instructions names with defined ints like: “#define egm_all 0; #define egm_first 1”.</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dd new instructions to the documentation.</text:p>
      <text:p text:style-name="Standard">-Add "minimize" function to cameras - indexes of all cameras in the context are pushed to the bottom of the order vector.</text:p>
      <text:p text:style-name="Standard">-Add "bring_forwatd" function to cameras - indexes of all cameras in the context are pushed to the top of the order vector, even ignoring being pinned.</text:p>
      <text:p text:style-name="Standard">-Add "maximize" function to cameras - bring forward and resize all cameras in the context to the size of the display. Later you can refresh it each time when the display is resized.</text:p>
      <text:p text:style-name="Standard">-Grabbing area on cameras - point and size</text:p>
      <text:p text:style-name="Standard">-Resizing cameras (maybe in the script?) - if the mouse is pressed on the border of the camera, select this camera, move position or change size according to the mouse coordinates and kind of border or corner.</text:p>
      <text:p text:style-name="Standard">-Drawing primitives</text:p>
      <text:p text:style-name="Standard">-Camera tabs - use camera pinning and "bring_forward" function.</text:p>
      <text:p text:style-name="Standard">-Editor Window 2.0 - minimalistic, with tabs, based on window templates.</text:p>
      <text:p text:style-name="Standard">-Saving and loading layers / projects (set of layers)</text:p>
      <text:p text:style-name="Standard">-Load fonts from script.</text:p>
      <text:p text:style-name="Standard">-Use 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soft-page-break/>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text:s/><text:soft-page-break/>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soft-page-break/>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text:s/><text:soft-page-break/>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soft-page-break/>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3T10:37:00Z</dc:date>
    <meta:template xlink:href="Normal.dotm" xlink:type="simple"/>
    <meta:editing-cycles>689</meta:editing-cycles>
    <meta:editing-duration>PT1251420S</meta:editing-duration>
    <meta:document-statistic meta:page-count="6" meta:paragraph-count="24" meta:word-count="1841" meta:character-count="12317" meta:row-count="87" meta:non-whitespace-character-count="10500"/>
  </office:meta>
</office:document-meta>
</file>